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ychlost vzduch</text:p>
          </table:table-cell>
          <table:table-cell table:formula="of:=331.82+0.61*[.C3]" office:value-type="float" office:value="347.741" calcext:value-type="float">
            <text:p>347.741</text:p>
          </table:table-cell>
          <table:table-cell table:formula="of:=0.61*[.D3]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float" office:value="26.1" calcext:value-type="float">
            <text:p>26.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0</text:p>
          </table:table-cell>
          <table:table-cell table:style-name="ce1" office:value-type="percentage" office:value="0.36" calcext:value-type="percentage">
            <text:p>36.00%</text:p>
          </table:table-cell>
          <table:table-cell table:number-columns-repeated="2"/>
          <table:table-cell office:value-type="string" calcext:value-type="string">
            <text:p>od do</text:p>
          </table:table-cell>
          <table:table-cell office:value-type="float" office:value="8400" calcext:value-type="float">
            <text:p>840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/>
          <table:table-cell office:value-type="string" calcext:value-type="string">
            <text:p>l tyče</text:p>
          </table:table-cell>
          <table:table-cell office:value-type="float" office:value="150.9" calcext:value-type="float">
            <text:p>150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ustota tyče</text:p>
          </table:table-cell>
          <table:table-cell table:formula="of:=([.H4]+[.G4])/2" office:value-type="float" office:value="8575" calcext:value-type="float">
            <text:p>8575</text:p>
          </table:table-cell>
          <table:table-cell table:formula="of:=([.H4]-[.G4])/SQRT(12)" office:value-type="float" office:value="101.036297108185" calcext:value-type="float">
            <text:p>101.0362971082</text:p>
          </table:table-cell>
        </table:table-row>
        <table:table-row table:style-name="ro1">
          <table:table-cell/>
          <table:table-cell office:value-type="string" calcext:value-type="string">
            <text:p>delka trubice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šly se 2 vl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ezonance?</text:p>
          </table:table-cell>
          <table:table-cell table:number-columns-repeated="2"/>
          <table:table-cell office:value-type="string" calcext:value-type="string">
            <text:p>delka od do</text:p>
          </table:table-cell>
          <table:table-cell office:value-type="float" office:value="60" calcext:value-type="float">
            <text:p>60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bda 2</text:p>
          </table:table-cell>
          <table:table-cell table:formula="of:=([.H9]+[.G9])/4" office:value-type="float" office:value="30.65" calcext:value-type="float">
            <text:p>30.65</text:p>
          </table:table-cell>
          <table:table-cell table:formula="of:=([.H9]-[.G9])/2/SQRT(12)" office:value-type="float" office:value="0.375277674973257" calcext:value-type="float">
            <text:p>0.375277675</text:p>
          </table:table-cell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bda 1</text:p>
          </table:table-cell>
          <table:table-cell table:formula="of:=2*[.C5]" office:value-type="float" office:value="301.8" calcext:value-type="float">
            <text:p>301.8</text:p>
          </table:table-cell>
          <table:table-cell table:formula="of:=2*[.D5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formula="of:=[Sheet2.C28]" office:value-type="float" office:value="345.650443349754" calcext:value-type="float">
            <text:p>345.6504433498</text:p>
          </table:table-cell>
          <table:table-cell table:formula="of:=[Sheet2.C29]" office:value-type="float" office:value="0.263380196840145" calcext:value-type="float">
            <text:p>0.2633801968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formula="of:=[.G14]/[.G13]*[.G15]" office:value-type="float" office:value="3403.50093973754" calcext:value-type="float">
            <text:p>3403.5009397376</text:p>
          </table:table-cell>
          <table:table-cell table:formula="of:=[.G17]*SQRT(                 ([.H15]/[.G15])^2      +    ([.H14]/[.G14])^2        +      ([.H13]/[.G13])^2     )" office:value-type="float" office:value="41.8138583758362" calcext:value-type="float">
            <text:p>41.813858375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17]*[.G17]*[.G5]/1000/1000/1000" office:value-type="float" office:value="99.3312448962614" calcext:value-type="float">
            <text:p>99.3312448963</text:p>
          </table:table-cell>
          <table:table-cell table:formula="of:=[.G19]*SQRT(     (2*[.H17]/[.G17])^2   +    ([.H5]/[.G5])^2     )" office:value-type="float" office:value="2.70678889969781" calcext:value-type="float">
            <text:p>2.7067888997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zduch</text:p>
          </table:table-cell>
          <table:table-cell table:number-columns-repeated="3"/>
          <table:table-cell office:value-type="string" calcext:value-type="string">
            <text:p>CO2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konst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rig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vzdu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y</text:p>
          </table:table-cell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B5]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formula="of:=[.J5]*[.J5]" office:value-type="float" office:value="1" calcext:value-type="float">
            <text:p>1</text:p>
          </table:table-cell>
          <table:table-cell table:formula="of:=[.K5]*[.J5]" office:value-type="float" office:value="162" calcext:value-type="float">
            <text:p>162.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2.5" calcext:value-type="float">
            <text:p>742.5</text:p>
          </table:table-cell>
          <table:table-cell table:formula="of:=[.O5]*[.O5]" office:value-type="float" office:value="169" calcext:value-type="float">
            <text:p>169</text:p>
          </table:table-cell>
          <table:table-cell table:formula="of:=[.O5]*[.P5]" office:value-type="float" office:value="9652.5" calcext:value-type="float">
            <text:p>9652.5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formula="of:=[.J6]*[.J6]" office:value-type="float" office:value="4" calcext:value-type="float">
            <text:p>4</text:p>
          </table:table-cell>
          <table:table-cell table:formula="of:=[.K6]*[.J6]" office:value-type="float" office:value="676" calcext:value-type="float">
            <text:p>676.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formula="of:=[.O6]*[.O6]" office:value-type="float" office:value="196" calcext:value-type="float">
            <text:p>196</text:p>
          </table:table-cell>
          <table:table-cell table:formula="of:=[.O6]*[.P6]" office:value-type="float" office:value="11200" calcext:value-type="float">
            <text:p>11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formula="of:=[.B7]*[.B7]" office:value-type="float" office:value="4" calcext:value-type="float">
            <text:p>4</text:p>
          </table:table-cell>
          <table:table-cell table:formula="of:=[.C7]*[.B7]"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57.5" calcext:value-type="float">
            <text:p>857.5</text:p>
          </table:table-cell>
          <table:table-cell table:formula="of:=[.O7]*[.O7]" office:value-type="float" office:value="225" calcext:value-type="float">
            <text:p>225</text:p>
          </table:table-cell>
          <table:table-cell table:formula="of:=[.O7]*[.P7]" office:value-type="float" office:value="12862.5" calcext:value-type="float">
            <text:p>12862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formula="of:=[.B8]*[.B8]" office:value-type="float" office:value="9" calcext:value-type="float">
            <text:p>9</text:p>
          </table:table-cell>
          <table:table-cell table:formula="of:=[.C8]*[.B8]"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table:formula="of:=[.B9]*[.B9]" office:value-type="float" office:value="16" calcext:value-type="float">
            <text:p>16</text:p>
          </table:table-cell>
          <table:table-cell table:formula="of:=[.C9]*[.B9]" office:value-type="float" office:value="3488" calcext:value-type="float">
            <text:p>3488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table:formula="of:=[.J9]*[.J9]" office:value-type="float" office:value="16" calcext:value-type="float">
            <text:p>16</text:p>
          </table:table-cell>
          <table:table-cell table:formula="of:=[.K9]*[.J9]" office:value-type="float" office:value="2700" calcext:value-type="float">
            <text:p>2700.0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table:formula="of:=[.B10]*[.B10]" office:value-type="float" office:value="25" calcext:value-type="float">
            <text:p>25</text:p>
          </table:table-cell>
          <table:table-cell table:formula="of:=[.C10]*[.B10]" office:value-type="float" office:value="5390" calcext:value-type="float">
            <text:p>5390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[.J10]*[.J10]" office:value-type="float" office:value="25" calcext:value-type="float">
            <text:p>25</text:p>
          </table:table-cell>
          <table:table-cell table:formula="of:=[.K10]*[.J10]" office:value-type="float" office:value="4190" calcext:value-type="float">
            <text:p>4190.0</text:p>
          </table:table-cell>
          <table:table-cell/>
          <table:table-cell table:formula="of:=SUM([.Q5:.Q7])" office:value-type="float" office:value="590" calcext:value-type="float">
            <text:p>590</text:p>
          </table:table-cell>
          <table:table-cell table:formula="of:=SUM([.R5:.R7])" office:value-type="float" office:value="33715" calcext:value-type="float">
            <text:p>33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7" calcext:value-type="float">
            <text:p>1297</text:p>
          </table:table-cell>
          <table:table-cell table:formula="of:=[.B11]*[.B11]" office:value-type="float" office:value="36" calcext:value-type="float">
            <text:p>36</text:p>
          </table:table-cell>
          <table:table-cell table:formula="of:=[.C11]*[.B11]" office:value-type="float" office:value="7782" calcext:value-type="float">
            <text:p>7782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9" calcext:value-type="float">
            <text:p>1009</text:p>
          </table:table-cell>
          <table:table-cell table:formula="of:=[.J11]*[.J11]" office:value-type="float" office:value="36" calcext:value-type="float">
            <text:p>36</text:p>
          </table:table-cell>
          <table:table-cell table:formula="of:=[.K11]*[.J11]" office:value-type="float" office:value="6054" calcext:value-type="float">
            <text:p>6054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5" calcext:value-type="float">
            <text:p>1515</text:p>
          </table:table-cell>
          <table:table-cell table:formula="of:=[.B12]*[.B12]" office:value-type="float" office:value="49" calcext:value-type="float">
            <text:p>49</text:p>
          </table:table-cell>
          <table:table-cell table:formula="of:=[.C12]*[.B12]" office:value-type="float" office:value="10605" calcext:value-type="float">
            <text:p>10605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79" calcext:value-type="float">
            <text:p>1179</text:p>
          </table:table-cell>
          <table:table-cell table:formula="of:=[.J12]*[.J12]" office:value-type="float" office:value="49" calcext:value-type="float">
            <text:p>49</text:p>
          </table:table-cell>
          <table:table-cell table:formula="of:=[.K12]*[.J12]" office:value-type="float" office:value="8253" calcext:value-type="float">
            <text:p>8253.0</text:p>
          </table:table-cell>
          <table:table-cell/>
          <table:table-cell office:value-type="string" calcext:value-type="string">
            <text:p>b</text:p>
          </table:table-cell>
          <table:table-cell table:formula="of:=[.P10]/[.O10]" office:value-type="float" office:value="57.1440677966102" calcext:value-type="float">
            <text:p>57.1440677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28" calcext:value-type="float">
            <text:p>1728</text:p>
          </table:table-cell>
          <table:table-cell table:formula="of:=[.B13]*[.B13]" office:value-type="float" office:value="64" calcext:value-type="float">
            <text:p>64</text:p>
          </table:table-cell>
          <table:table-cell table:formula="of:=[.C13]*[.B13]" office:value-type="float" office:value="13824" calcext:value-type="float">
            <text:p>13824</text:p>
          </table:table-cell>
          <table:table-cell office:value-type="float" office:value="9" calcext:value-type="float">
            <text:p>9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47" calcext:value-type="float">
            <text:p>1347</text:p>
          </table:table-cell>
          <table:table-cell table:formula="of:=[.J13]*[.J13]" office:value-type="float" office:value="64" calcext:value-type="float">
            <text:p>64</text:p>
          </table:table-cell>
          <table:table-cell table:formula="of:=[.K13]*[.J13]" office:value-type="float" office:value="10776" calcext:value-type="float">
            <text:p>10776.0</text:p>
          </table:table-cell>
          <table:table-cell/>
          <table:table-cell office:value-type="string" calcext:value-type="string">
            <text:p>db</text:p>
          </table:table-cell>
          <table:table-cell table:formula="of:=[.Q34]/SQRT([.O10])" office:value-type="float" office:value="0.0205846742398155" calcext:value-type="float">
            <text:p>0.02058467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table:formula="of:=[.B14]*[.B14]" office:value-type="float" office:value="81" calcext:value-type="float">
            <text:p>81</text:p>
          </table:table-cell>
          <table:table-cell table:formula="of:=[.C14]*[.B14]" office:value-type="float" office:value="17469" calcext:value-type="float">
            <text:p>17469</text:p>
          </table:table-cell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1" calcext:value-type="float">
            <text:p>1511</text:p>
          </table:table-cell>
          <table:table-cell table:formula="of:=[.J14]*[.J14]" office:value-type="float" office:value="81" calcext:value-type="float">
            <text:p>81</text:p>
          </table:table-cell>
          <table:table-cell table:formula="of:=[.K14]*[.J14]" office:value-type="float" office:value="13599" calcext:value-type="float">
            <text:p>13599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59" calcext:value-type="float">
            <text:p>2159</text:p>
          </table:table-cell>
          <table:table-cell table:formula="of:=[.B15]*[.B15]" office:value-type="float" office:value="100" calcext:value-type="float">
            <text:p>100</text:p>
          </table:table-cell>
          <table:table-cell table:formula="of:=[.C15]*[.B15]" office:value-type="float" office:value="21590" calcext:value-type="float">
            <text:p>21590</text:p>
          </table:table-cell>
          <table:table-cell office:value-type="float" office:value="11" calcext:value-type="float">
            <text:p>11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table:formula="of:=[.J15]*[.J15]" office:value-type="float" office:value="100" calcext:value-type="float">
            <text:p>100</text:p>
          </table:table-cell>
          <table:table-cell table:formula="of:=[.K15]*[.J15]" office:value-type="float" office:value="16810" calcext:value-type="float">
            <text:p>16810.0</text:p>
          </table:table-cell>
          <table:table-cell/>
          <table:table-cell office:value-type="string" calcext:value-type="string">
            <text:p>c</text:p>
          </table:table-cell>
          <table:table-cell table:formula="of:=2*[.Q33]*[.P12]/1000" office:value-type="float" office:value="345.721610169491" calcext:value-type="float">
            <text:p>345.7216101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75" calcext:value-type="float">
            <text:p>2375</text:p>
          </table:table-cell>
          <table:table-cell table:formula="of:=[.B16]*[.B16]" office:value-type="float" office:value="121" calcext:value-type="float">
            <text:p>121</text:p>
          </table:table-cell>
          <table:table-cell table:formula="of:=[.C16]*[.B16]" office:value-type="float" office:value="26125" calcext:value-type="float">
            <text:p>26125</text:p>
          </table:table-cell>
          <table:table-cell office:value-type="float" office:value="12" calcext:value-type="float">
            <text:p>12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51" calcext:value-type="float">
            <text:p>1851</text:p>
          </table:table-cell>
          <table:table-cell table:formula="of:=[.J16]*[.J16]" office:value-type="float" office:value="121" calcext:value-type="float">
            <text:p>121</text:p>
          </table:table-cell>
          <table:table-cell table:formula="of:=[.K16]*[.J16]" office:value-type="float" office:value="20361" calcext:value-type="float">
            <text:p>20361.0</text:p>
          </table:table-cell>
          <table:table-cell/>
          <table:table-cell office:value-type="string" calcext:value-type="string">
            <text:p>dc</text:p>
          </table:table-cell>
          <table:table-cell table:formula="of:=[.P15]* SQRT(   ([.P13]/[.P12])^2    +     ([.Q35]/[.Q33])^2   )" office:value-type="float" office:value="0.364781489846557" calcext:value-type="float">
            <text:p>0.3647814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597" calcext:value-type="float">
            <text:p>2597</text:p>
          </table:table-cell>
          <table:table-cell table:formula="of:=[.B17]*[.B17]" office:value-type="float" office:value="144" calcext:value-type="float">
            <text:p>144</text:p>
          </table:table-cell>
          <table:table-cell table:formula="of:=[.C17]*[.B17]" office:value-type="float" office:value="31164" calcext:value-type="float">
            <text:p>31164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table:formula="of:=[.J17]*[.J17]" office:value-type="float" office:value="144" calcext:value-type="float">
            <text:p>144</text:p>
          </table:table-cell>
          <table:table-cell table:formula="of:=[.K17]*[.J17]" office:value-type="float" office:value="24216" calcext:value-type="float">
            <text:p>24216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06" calcext:value-type="float">
            <text:p>2806</text:p>
          </table:table-cell>
          <table:table-cell table:formula="of:=[.B18]*[.B18]" office:value-type="float" office:value="169" calcext:value-type="float">
            <text:p>169</text:p>
          </table:table-cell>
          <table:table-cell table:formula="of:=[.C18]*[.B18]" office:value-type="float" office:value="36478" calcext:value-type="float">
            <text:p>36478</text:p>
          </table:table-cell>
          <table:table-cell office:value-type="float" office:value="14" calcext:value-type="float">
            <text:p>14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84" calcext:value-type="float">
            <text:p>2184</text:p>
          </table:table-cell>
          <table:table-cell table:formula="of:=[.J18]*[.J18]" office:value-type="float" office:value="169" calcext:value-type="float">
            <text:p>169</text:p>
          </table:table-cell>
          <table:table-cell table:formula="of:=[.K18]*[.J18]" office:value-type="float" office:value="28392" calcext:value-type="float">
            <text:p>28392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23" calcext:value-type="float">
            <text:p>3023</text:p>
          </table:table-cell>
          <table:table-cell table:formula="of:=[.B19]*[.B19]" office:value-type="float" office:value="196" calcext:value-type="float">
            <text:p>196</text:p>
          </table:table-cell>
          <table:table-cell table:formula="of:=[.C19]*[.B19]" office:value-type="float" office:value="42322" calcext:value-type="float">
            <text:p>42322</text:p>
          </table:table-cell>
          <table:table-cell office:value-type="float" office:value="15" calcext:value-type="float">
            <text:p>1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54" calcext:value-type="float">
            <text:p>2354</text:p>
          </table:table-cell>
          <table:table-cell table:formula="of:=[.J19]*[.J19]" office:value-type="float" office:value="196" calcext:value-type="float">
            <text:p>196</text:p>
          </table:table-cell>
          <table:table-cell table:formula="of:=[.K19]*[.J19]" office:value-type="float" office:value="32956" calcext:value-type="float">
            <text:p>32956.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24" calcext:value-type="float">
            <text:p>2524</text:p>
          </table:table-cell>
          <table:table-cell table:formula="of:=[.J20]*[.J20]" office:value-type="float" office:value="225" calcext:value-type="float">
            <text:p>225</text:p>
          </table:table-cell>
          <table:table-cell table:formula="of:=[.K20]*[.J20]" office:value-type="float" office:value="37860" calcext:value-type="float">
            <text:p>37860.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692" calcext:value-type="float">
            <text:p>2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2" calcext:value-type="float">
            <text:p>2692</text:p>
          </table:table-cell>
          <table:table-cell table:formula="of:=[.J21]*[.J21]" office:value-type="float" office:value="256" calcext:value-type="float">
            <text:p>256</text:p>
          </table:table-cell>
          <table:table-cell table:formula="of:=[.K21]*[.J21]" office:value-type="float" office:value="43072" calcext:value-type="float">
            <text:p>43072.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58" calcext:value-type="float">
            <text:p>2858</text:p>
          </table:table-cell>
          <table:table-cell table:formula="of:=[.J22]*[.J22]" office:value-type="float" office:value="289" calcext:value-type="float">
            <text:p>289</text:p>
          </table:table-cell>
          <table:table-cell table:formula="of:=[.K22]*[.J22]" office:value-type="float" office:value="48586" calcext:value-type="float">
            <text:p>48586.0</text:p>
          </table:table-cell>
          <table:table-cell table:number-columns-repeated="5"/>
        </table:table-row>
        <table:table-row table:style-name="ro1">
          <table:table-cell/>
          <table:table-cell table:formula="of:=SUM([.D7:.D19])+[.D5]" office:value-type="float" office:value="1015" calcext:value-type="float">
            <text:p>1015</text:p>
          </table:table-cell>
          <table:table-cell table:formula="of:=SUM([.E7:.E19])+[.E5]" office:value-type="float" office:value="219272" calcext:value-type="float">
            <text:p>21927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28" calcext:value-type="float">
            <text:p>3028</text:p>
          </table:table-cell>
          <table:table-cell table:formula="of:=[.J23]*[.J23]" office:value-type="float" office:value="324" calcext:value-type="float">
            <text:p>324</text:p>
          </table:table-cell>
          <table:table-cell table:formula="of:=[.K23]*[.J23]" office:value-type="float" office:value="54504" calcext:value-type="float">
            <text:p>54504.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23]/[.B23]" office:value-type="float" office:value="216.031527093596" calcext:value-type="float">
            <text:p>216.0315270936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table:formula="of:=[.Q35]/SQRT([.B23])" office:value-type="float" office:value="0.0941647230861517" calcext:value-type="float">
            <text:p>0.094164723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SUM([.L9:.L23])+[.L5]+[.L6]" office:value-type="float" office:value="2100" calcext:value-type="float">
            <text:p>2100</text:p>
          </table:table-cell>
          <table:table-cell table:formula="of:=SUM([.M9:.M23])+[.M5]+[.M6]" office:value-type="float" office:value="353167" calcext:value-type="float">
            <text:p>35316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2*[.C25]*[.Q32]/1000" office:value-type="float" office:value="345.650443349754" calcext:value-type="float">
            <text:p>345.6504433498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formula="of:=[.C28]*SQRT(  ([.C26]/[.C25])^2  + ([.Q34]/[.Q32])^2)" office:value-type="float" office:value="0.263380196840145" calcext:value-type="float">
            <text:p>0.2633801968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</text:p>
          </table:table-cell>
          <table:table-cell table:formula="of:=[.K27]/[.J27]" office:value-type="float" office:value="168.174761904762" calcext:value-type="float">
            <text:p>168.174761904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a</text:p>
          </table:table-cell>
          <table:table-cell table:formula="of:=[.Q35]/SQRT([.J27])" office:value-type="float" office:value="0.0654653670707977" calcext:value-type="float">
            <text:p>0.065465367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c</text:p>
          </table:table-cell>
          <table:table-cell table:formula="of:=2*[.K29]*[.Q32]/1000" office:value-type="float" office:value="269.079619047619" calcext:value-type="float">
            <text:p>269.0796190476</text:p>
          </table:table-cell>
          <table:table-cell/>
          <table:table-cell table:style-name="Default" office:value-type="string" calcext:value-type="string">
            <text:p>mu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c</text:p>
          </table:table-cell>
          <table:table-cell table:formula="of:=[.K32]* SQRT(    ([.K30]/[.K29])^2    +    ([.Q34]/[.Q32])^2  )" office:value-type="float" office:value="0.198126674410974" calcext:value-type="float">
            <text:p>0.1981266744</text:p>
          </table:table-cell>
          <table:table-cell/>
          <table:table-cell table:style-name="Default" office:value-type="string" calcext:value-type="string">
            <text:p>R</text:p>
          </table:table-cell>
          <table:table-cell office:value-type="float" office:value="8.314" calcext:value-type="float">
            <text:p>8.3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025" calcext:value-type="float">
            <text:p>302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office:value-type="string" calcext:value-type="string">
            <text:p>T</text:p>
          </table:table-cell>
          <table:table-cell table:formula="of:=273.15+[Sheet1.C3]" office:value-type="float" office:value="299.25" calcext:value-type="float">
            <text:p>299.25</text:p>
          </table:table-cell>
          <table:table-cell/>
          <table:table-cell office:value-type="string" calcext:value-type="string">
            <text:p>Dl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office:value-type="string" calcext:value-type="string">
            <text:p>dT</text:p>
          </table:table-cell>
          <table:table-cell table:formula="of:=[Sheet1.D3]"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kappa</text:p>
          </table:table-cell>
          <table:table-cell table:formula="of:=[.K32]*[.K32]*[.N32]/[.N33]/[.N34]" office:value-type="float" office:value="1.28047205698462" calcext:value-type="float">
            <text:p>1.28047205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kappa</text:p>
          </table:table-cell>
          <table:table-cell table:formula="of:=[.K36]*SQRT(     (2*[.K33]/[.K32])^2    +   ([.N35]/[.N34])^2     )" office:value-type="float" office:value="0.00254660243627832" calcext:value-type="float">
            <text:p>0.0025466024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9:20:49.22521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3T21:04:27.646356073</dc:date>
    <dc:creator>Vladislav Wohlrath</dc:creator>
    <meta:editing-duration>PT7H24M46S</meta:editing-duration>
    <meta:editing-cycles>27</meta:editing-cycles>
    <meta:document-statistic meta:table-count="2" meta:cell-count="327" meta:object-count="0"/>
  </office:meta>
</office:document-meta>
</file>